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95mm"/>
    </style:style>
    <style:style style:name="co2" style:family="table-column">
      <style:table-column-properties fo:break-before="auto" style:column-width="65.7mm"/>
    </style:style>
    <style:style style:name="co3" style:family="table-column">
      <style:table-column-properties fo:break-before="auto" style:column-width="8.78mm"/>
    </style:style>
    <style:style style:name="co4" style:family="table-column">
      <style:table-column-properties fo:break-before="auto" style:column-width="10.11mm"/>
    </style:style>
    <style:style style:name="co5" style:family="table-column">
      <style:table-column-properties fo:break-before="auto" style:column-width="8.94mm"/>
    </style:style>
    <style:style style:name="co6" style:family="table-column">
      <style:table-column-properties fo:break-before="auto" style:column-width="9.14mm"/>
    </style:style>
    <style:style style:name="co7" style:family="table-column">
      <style:table-column-properties fo:break-before="auto" style:column-width="8.75mm"/>
    </style:style>
    <style:style style:name="co8" style:family="table-column">
      <style:table-column-properties fo:break-before="auto" style:column-width="11.27mm"/>
    </style:style>
    <style:style style:name="co9" style:family="table-column">
      <style:table-column-properties fo:break-before="auto" style:column-width="67.49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UTSMER9A3_Gambierdiscus-carpenteri_gosum2-molec" table:style-name="ta1">
        <table:shapes>
          <draw:frame draw:z-index="0" draw:style-name="gr1" draw:text-style-name="P1" svg:width="266.86mm" svg:height="246.99mm" svg:x="137.62mm" svg:y="6.28mm">
            <loext:p draw:notify-on-update-of-ranges="'UTSMER9A3_Gambierdiscus-carpenteri_gosum2-molec'.B1:'UTSMER9A3_Gambierdiscus-carpenteri_gosum2-molec'.B1 'UTSMER9A3_Gambierdiscus-carpenteri_gosum2-molec'.B2:'UTSMER9A3_Gambierdiscus-carpenteri_gosum2-molec'.B45 'UTSMER9A3_Gambierdiscus-carpenteri_gosum2-molec'.C1:'UTSMER9A3_Gambierdiscus-carpenteri_gosum2-molec'.C1 'UTSMER9A3_Gambierdiscus-carpenteri_gosum2-molec'.C2:'UTSMER9A3_Gambierdiscus-carpenteri_gosum2-molec'.C45 'UTSMER9A3_Gambierdiscus-carpenteri_gosum2-molec'.D1:'UTSMER9A3_Gambierdiscus-carpenteri_gosum2-molec'.D1 'UTSMER9A3_Gambierdiscus-carpenteri_gosum2-molec'.D2:'UTSMER9A3_Gambierdiscus-carpenteri_gosum2-molec'.D45 'UTSMER9A3_Gambierdiscus-carpenteri_gosum2-molec'.E1:'UTSMER9A3_Gambierdiscus-carpenteri_gosum2-molec'.E1 'UTSMER9A3_Gambierdiscus-carpenteri_gosum2-molec'.E2:'UTSMER9A3_Gambierdiscus-carpenteri_gosum2-molec'.E45 'UTSMER9A3_Gambierdiscus-carpenteri_gosum2-molec'.F1:'UTSMER9A3_Gambierdiscus-carpenteri_gosum2-molec'.F1 'UTSMER9A3_Gambierdiscus-carpenteri_gosum2-molec'.F2:'UTSMER9A3_Gambierdiscus-carpenteri_gosum2-molec'.F45 'UTSMER9A3_Gambierdiscus-carpenteri_gosum2-molec'.G1:'UTSMER9A3_Gambierdiscus-carpenteri_gosum2-molec'.G1 'UTSMER9A3_Gambierdiscus-carpenteri_gosum2-molec'.G2:'UTSMER9A3_Gambierdiscus-carpenteri_gosum2-molec'.G4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office:value-type="string" calcext:value-type="string">
            <text:p>function</text:p>
          </table:table-cell>
          <table:table-cell office:value-type="string" calcext:value-type="string">
            <text:p>G. australes</text:p>
          </table:table-cell>
          <table:table-cell office:value-type="string" calcext:value-type="string">
            <text:p>G. carpenteri</text:p>
          </table:table-cell>
          <table:table-cell office:value-type="string" calcext:value-type="string">
            <text:p>G. lapillus</text:p>
          </table:table-cell>
          <table:table-cell office:value-type="string" calcext:value-type="string">
            <text:p>G. cf. Silvae</text:p>
          </table:table-cell>
          <table:table-cell office:value-type="string" calcext:value-type="string">
            <text:p>G. polynesiens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01871</text:p>
          </table:table-cell>
          <table:table-cell office:value-type="string" calcext:value-type="string">
            <text:p>pattern binding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03700</text:p>
          </table:table-cell>
          <table:table-cell office:value-type="string" calcext:value-type="string">
            <text:p>DNA-binding transcription factor activit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03712</text:p>
          </table:table-cell>
          <table:table-cell office:value-type="string" calcext:value-type="string">
            <text:p>transcription coregulator activit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04133</text:p>
          </table:table-cell>
          <table:table-cell office:value-type="string" calcext:value-type="string">
            <text:p>glycogen debranching enzyme activity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05319</text:p>
          </table:table-cell>
          <table:table-cell office:value-type="string" calcext:value-type="string">
            <text:p>lipid transporter activity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05326</text:p>
          </table:table-cell>
          <table:table-cell office:value-type="string" calcext:value-type="string">
            <text:p>neurotransmitter transporter activity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05515</text:p>
          </table:table-cell>
          <table:table-cell office:value-type="string" calcext:value-type="string">
            <text:p>protein binding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08144</text:p>
          </table:table-cell>
          <table:table-cell office:value-type="string" calcext:value-type="string">
            <text:p>drug binding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08289</text:p>
          </table:table-cell>
          <table:table-cell office:value-type="string" calcext:value-type="string">
            <text:p>lipid bind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08565</text:p>
          </table:table-cell>
          <table:table-cell office:value-type="string" calcext:value-type="string">
            <text:p>protein transporter activity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09975</text:p>
          </table:table-cell>
          <table:table-cell office:value-type="string" calcext:value-type="string">
            <text:p>cyclase activit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16491</text:p>
          </table:table-cell>
          <table:table-cell office:value-type="string" calcext:value-type="string">
            <text:p>oxidoreductase activity</text:p>
          </table:table-cell>
          <table:table-cell office:value-type="float" office:value="97" calcext:value-type="float">
            <text:p>97</text:p>
          </table:table-cell>
          <table:table-cell table:number-columns-repeated="4"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16530</text:p>
          </table:table-cell>
          <table:table-cell office:value-type="string" calcext:value-type="string">
            <text:p>metallochaperone activit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16740</text:p>
          </table:table-cell>
          <table:table-cell office:value-type="string" calcext:value-type="string">
            <text:p>transferase activity</text:p>
          </table:table-cell>
          <table:table-cell office:value-type="float" office:value="162" calcext:value-type="float">
            <text:p>162</text:p>
          </table:table-cell>
          <table:table-cell office:value-type="float" office:value="194" calcext:value-type="float">
            <text:p>194</text:p>
          </table:table-cell>
          <table:table-cell office:value-type="float" office:value="187" calcext:value-type="float">
            <text:p>187</text:p>
          </table:table-cell>
          <table:table-cell office:value-type="float" office:value="192" calcext:value-type="float">
            <text:p>192</text:p>
          </table:table-cell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16787</text:p>
          </table:table-cell>
          <table:table-cell office:value-type="string" calcext:value-type="string">
            <text:p>hydrolase activity</text:p>
          </table:table-cell>
          <table:table-cell office:value-type="float" office:value="148" calcext:value-type="float">
            <text:p>148</text:p>
          </table:table-cell>
          <table:table-cell office:value-type="float" office:value="178" calcext:value-type="float">
            <text:p>178</text:p>
          </table:table-cell>
          <table:table-cell office:value-type="float" office:value="174" calcext:value-type="float">
            <text:p>174</text:p>
          </table:table-cell>
          <table:table-cell office:value-type="float" office:value="172" calcext:value-type="float">
            <text:p>172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16829</text:p>
          </table:table-cell>
          <table:table-cell office:value-type="string" calcext:value-type="string">
            <text:p>lyase activity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16853</text:p>
          </table:table-cell>
          <table:table-cell office:value-type="string" calcext:value-type="string">
            <text:p>isomerase activity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16874</text:p>
          </table:table-cell>
          <table:table-cell office:value-type="string" calcext:value-type="string">
            <text:p>ligase activity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22857</text:p>
          </table:table-cell>
          <table:table-cell office:value-type="string" calcext:value-type="string">
            <text:p>transmembrane transporter activity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30234</text:p>
          </table:table-cell>
          <table:table-cell office:value-type="string" calcext:value-type="string">
            <text:p>enzyme regulator activity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30246</text:p>
          </table:table-cell>
          <table:table-cell office:value-type="string" calcext:value-type="string">
            <text:p>carbohydrate binding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30545</text:p>
          </table:table-cell>
          <table:table-cell office:value-type="string" calcext:value-type="string">
            <text:p>receptor regulator activi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32451</text:p>
          </table:table-cell>
          <table:table-cell office:value-type="string" calcext:value-type="string">
            <text:p>demethylase activity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33218</text:p>
          </table:table-cell>
          <table:table-cell office:value-type="string" calcext:value-type="string">
            <text:p>amide binding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36094</text:p>
          </table:table-cell>
          <table:table-cell office:value-type="string" calcext:value-type="string">
            <text:p>small molecule binding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38023</text:p>
          </table:table-cell>
          <table:table-cell office:value-type="string" calcext:value-type="string">
            <text:p>signaling receptor activity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43167</text:p>
          </table:table-cell>
          <table:table-cell office:value-type="string" calcext:value-type="string">
            <text:p>ion binding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44877</text:p>
          </table:table-cell>
          <table:table-cell office:value-type="string" calcext:value-type="string">
            <text:p>protein-containing complex bindin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48037</text:p>
          </table:table-cell>
          <table:table-cell office:value-type="string" calcext:value-type="string">
            <text:p>cofactor binding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50824</text:p>
          </table:table-cell>
          <table:table-cell office:value-type="string" calcext:value-type="string">
            <text:p>water binding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51540</text:p>
          </table:table-cell>
          <table:table-cell office:value-type="string" calcext:value-type="string">
            <text:p>metal cluster binding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60090</text:p>
          </table:table-cell>
          <table:table-cell office:value-type="string" calcext:value-type="string">
            <text:p>molecular adaptor activity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61783</text:p>
          </table:table-cell>
          <table:table-cell office:value-type="string" calcext:value-type="string">
            <text:p>peptidoglycan muralytic activity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72341</text:p>
          </table:table-cell>
          <table:table-cell office:value-type="string" calcext:value-type="string">
            <text:p>modified amino acid binding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97159</text:p>
          </table:table-cell>
          <table:table-cell office:value-type="string" calcext:value-type="string">
            <text:p>organic cyclic compound binding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097367</text:p>
          </table:table-cell>
          <table:table-cell office:value-type="string" calcext:value-type="string">
            <text:p>carbohydrate derivative binding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140096</text:p>
          </table:table-cell>
          <table:table-cell office:value-type="string" calcext:value-type="string">
            <text:p>catalytic activity, acting on a protein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140097</text:p>
          </table:table-cell>
          <table:table-cell office:value-type="string" calcext:value-type="string">
            <text:p>catalytic activity, acting on DNA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140098</text:p>
          </table:table-cell>
          <table:table-cell office:value-type="string" calcext:value-type="string">
            <text:p>catalytic activity, acting on RNA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140142</text:p>
          </table:table-cell>
          <table:table-cell office:value-type="string" calcext:value-type="string">
            <text:p>nucleocytoplasmic carrier activity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0140223</text:p>
          </table:table-cell>
          <table:table-cell office:value-type="string" calcext:value-type="string">
            <text:p>general transcription initiation factor activity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1901363</text:p>
          </table:table-cell>
          <table:table-cell office:value-type="string" calcext:value-type="string">
            <text:p>heterocyclic compound binding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1901567</text:p>
          </table:table-cell>
          <table:table-cell office:value-type="string" calcext:value-type="string">
            <text:p>fatty acid derivative binding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:1901681</text:p>
          </table:table-cell>
          <table:table-cell office:value-type="string" calcext:value-type="string">
            <text:p>sulfur compound binding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6">00/00/0000</text:date>, <text:time style:data-style-name="N2" text:time-value="15:33:13.5643573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16T15:38:36.843100406</dc:date>
    <meta:editing-duration>PT17M3S</meta:editing-duration>
    <meta:editing-cycles>7</meta:editing-cycles>
    <meta:generator>LibreOffice/5.1.6.2$Linux_X86_64 LibreOffice_project/10m0$Build-2</meta:generator>
    <meta:document-statistic meta:table-count="1" meta:cell-count="31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200" chart:interval-major="1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687cm" svg:height="24.7cm" xlink:href=".." xlink:type="simple" chart:class="chart:bar" chart:style-name="ch1">
        <chart:legend svg:x="23.215cm" svg:y="11.054cm" style:legend-expansion="custom" chartooo:width="3.471cm" chartooo:height="2.59cm" style:legend-expansion-aspect-ratio="1.34015444015444" chart:style-name="ch2"/>
        <chart:plot-area chart:style-name="ch3" table:cell-range-address="'UTSMER9A3_Gambierdiscus-carpenteri_gosum2-molec'.B1:'UTSMER9A3_Gambierdiscus-carpenteri_gosum2-molec'.G45" chart:data-source-has-labels="both" svg:x="0.051cm" svg:y="0.286cm" svg:width="23.377cm" svg:height="24.301cm">
          <chartooo:coordinate-region svg:x="2.464cm" svg:y="0.485cm" svg:width="20.964cm" svg:height="18.857cm"/>
          <chart:axis chart:dimension="x" chart:name="primary-x" chart:style-name="ch4" chartooo:axis-type="auto">
            <chartooo:date-scale/>
            <chart:categories table:cell-range-address="'UTSMER9A3_Gambierdiscus-carpenteri_gosum2-molec'.B2:'UTSMER9A3_Gambierdiscus-carpenteri_gosum2-molec'.B4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UTSMER9A3_Gambierdiscus-carpenteri_gosum2-molec'.C2:'UTSMER9A3_Gambierdiscus-carpenteri_gosum2-molec'.C45" chart:label-cell-address="'UTSMER9A3_Gambierdiscus-carpenteri_gosum2-molec'.C1:'UTSMER9A3_Gambierdiscus-carpenteri_gosum2-molec'.C1" chart:class="chart:bar">
            <chart:data-point chart:repeated="44"/>
          </chart:series>
          <chart:series chart:style-name="ch8" chart:values-cell-range-address="'UTSMER9A3_Gambierdiscus-carpenteri_gosum2-molec'.D2:'UTSMER9A3_Gambierdiscus-carpenteri_gosum2-molec'.D45" chart:label-cell-address="'UTSMER9A3_Gambierdiscus-carpenteri_gosum2-molec'.D1:'UTSMER9A3_Gambierdiscus-carpenteri_gosum2-molec'.D1" chart:class="chart:bar">
            <chart:data-point chart:repeated="44"/>
          </chart:series>
          <chart:series chart:style-name="ch9" chart:values-cell-range-address="'UTSMER9A3_Gambierdiscus-carpenteri_gosum2-molec'.E2:'UTSMER9A3_Gambierdiscus-carpenteri_gosum2-molec'.E45" chart:label-cell-address="'UTSMER9A3_Gambierdiscus-carpenteri_gosum2-molec'.E1:'UTSMER9A3_Gambierdiscus-carpenteri_gosum2-molec'.E1" chart:class="chart:bar">
            <chart:data-point chart:repeated="44"/>
          </chart:series>
          <chart:series chart:style-name="ch10" chart:values-cell-range-address="'UTSMER9A3_Gambierdiscus-carpenteri_gosum2-molec'.F2:'UTSMER9A3_Gambierdiscus-carpenteri_gosum2-molec'.F45" chart:label-cell-address="'UTSMER9A3_Gambierdiscus-carpenteri_gosum2-molec'.F1:'UTSMER9A3_Gambierdiscus-carpenteri_gosum2-molec'.F1" chart:class="chart:bar">
            <chart:data-point chart:repeated="44"/>
          </chart:series>
          <chart:series chart:style-name="ch11" chart:values-cell-range-address="'UTSMER9A3_Gambierdiscus-carpenteri_gosum2-molec'.G2:'UTSMER9A3_Gambierdiscus-carpenteri_gosum2-molec'.G45" chart:label-cell-address="'UTSMER9A3_Gambierdiscus-carpenteri_gosum2-molec'.G1:'UTSMER9A3_Gambierdiscus-carpenteri_gosum2-molec'.G1" chart:class="chart:bar">
            <chart:data-point chart:repeated="4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. australes</text:p>
                <draw:g>
                  <svg:desc>'UTSMER9A3_Gambierdiscus-carpenteri_gosum2-molec'.C1:'UTSMER9A3_Gambierdiscus-carpenteri_gosum2-molec'.C1</svg:desc>
                </draw:g>
              </table:table-cell>
              <table:table-cell office:value-type="string">
                <text:p>G. carpenteri</text:p>
                <draw:g>
                  <svg:desc>'UTSMER9A3_Gambierdiscus-carpenteri_gosum2-molec'.D1:'UTSMER9A3_Gambierdiscus-carpenteri_gosum2-molec'.D1</svg:desc>
                </draw:g>
              </table:table-cell>
              <table:table-cell office:value-type="string">
                <text:p>G. lapillus</text:p>
                <draw:g>
                  <svg:desc>'UTSMER9A3_Gambierdiscus-carpenteri_gosum2-molec'.E1:'UTSMER9A3_Gambierdiscus-carpenteri_gosum2-molec'.E1</svg:desc>
                </draw:g>
              </table:table-cell>
              <table:table-cell office:value-type="string">
                <text:p>G. cf. Silvae</text:p>
                <draw:g>
                  <svg:desc>'UTSMER9A3_Gambierdiscus-carpenteri_gosum2-molec'.F1:'UTSMER9A3_Gambierdiscus-carpenteri_gosum2-molec'.F1</svg:desc>
                </draw:g>
              </table:table-cell>
              <table:table-cell office:value-type="string">
                <text:p>G. polynesiensis</text:p>
                <draw:g>
                  <svg:desc>'UTSMER9A3_Gambierdiscus-carpenteri_gosum2-molec'.G1:'UTSMER9A3_Gambierdiscus-carpenteri_gosum2-molec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ttern binding</text:p>
                <draw:g>
                  <svg:desc>'UTSMER9A3_Gambierdiscus-carpenteri_gosum2-molec'.B2:'UTSMER9A3_Gambierdiscus-carpenteri_gosum2-molec'.B45</svg:desc>
                </draw:g>
              </table:table-cell>
              <table:table-cell office:value-type="float" office:value="3">
                <text:p>3</text:p>
                <draw:g>
                  <svg:desc>'UTSMER9A3_Gambierdiscus-carpenteri_gosum2-molec'.C2:'UTSMER9A3_Gambierdiscus-carpenteri_gosum2-molec'.C45</svg:desc>
                </draw:g>
              </table:table-cell>
              <table:table-cell office:value-type="float" office:value="3">
                <text:p>3</text:p>
                <draw:g>
                  <svg:desc>'UTSMER9A3_Gambierdiscus-carpenteri_gosum2-molec'.D2:'UTSMER9A3_Gambierdiscus-carpenteri_gosum2-molec'.D45</svg:desc>
                </draw:g>
              </table:table-cell>
              <table:table-cell office:value-type="float" office:value="3">
                <text:p>3</text:p>
                <draw:g>
                  <svg:desc>'UTSMER9A3_Gambierdiscus-carpenteri_gosum2-molec'.E2:'UTSMER9A3_Gambierdiscus-carpenteri_gosum2-molec'.E45</svg:desc>
                </draw:g>
              </table:table-cell>
              <table:table-cell office:value-type="float" office:value="3">
                <text:p>3</text:p>
                <draw:g>
                  <svg:desc>'UTSMER9A3_Gambierdiscus-carpenteri_gosum2-molec'.F2:'UTSMER9A3_Gambierdiscus-carpenteri_gosum2-molec'.F45</svg:desc>
                </draw:g>
              </table:table-cell>
              <table:table-cell office:value-type="float" office:value="3">
                <text:p>3</text:p>
                <draw:g>
                  <svg:desc>'UTSMER9A3_Gambierdiscus-carpenteri_gosum2-molec'.G2:'UTSMER9A3_Gambierdiscus-carpenteri_gosum2-molec'.G45</svg:desc>
                </draw:g>
              </table:table-cell>
            </table:table-row>
            <table:table-row>
              <table:table-cell office:value-type="string">
                <text:p>DNA-binding transcription factor activity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ranscription coregulator activity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glycogen debranching enzyme activity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lipid transporter activity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neurotransmitter transporter activity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otein binding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drug binding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lipid binding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otein transporter activity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yclase activity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oxidoreductase activity</text:p>
              </table:table-cell>
              <table:table-cell office:value-type="float" office:value="97">
                <text:p>97</text:p>
              </table:table-cell>
              <table:table-cell office:value-type="float" office:value="104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metallochaperone activity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ransferase activity</text:p>
              </table:table-cell>
              <table:table-cell office:value-type="float" office:value="162">
                <text:p>162</text:p>
              </table:table-cell>
              <table:table-cell office:value-type="float" office:value="194">
                <text:p>194</text:p>
              </table:table-cell>
              <table:table-cell office:value-type="float" office:value="187">
                <text:p>187</text:p>
              </table:table-cell>
              <table:table-cell office:value-type="float" office:value="192">
                <text:p>192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hydrolase activity</text:p>
              </table:table-cell>
              <table:table-cell office:value-type="float" office:value="148">
                <text:p>148</text:p>
              </table:table-cell>
              <table:table-cell office:value-type="float" office:value="178">
                <text:p>178</text:p>
              </table:table-cell>
              <table:table-cell office:value-type="float" office:value="174">
                <text:p>174</text:p>
              </table:table-cell>
              <table:table-cell office:value-type="float" office:value="172">
                <text:p>17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lyase activity</text:p>
              </table:table-cell>
              <table:table-cell office:value-type="float" office:value="41">
                <text:p>41</text:p>
              </table:table-cell>
              <table:table-cell office:value-type="float" office:value="46">
                <text:p>46</text:p>
              </table:table-cell>
              <table:table-cell office:value-type="float" office:value="48">
                <text:p>48</text:p>
              </table:table-cell>
              <table:table-cell office:value-type="float" office:value="55">
                <text:p>5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isomerase activity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ligase activity</text:p>
              </table:table-cell>
              <table:table-cell office:value-type="float" office:value="43">
                <text:p>43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42">
                <text:p>4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transmembrane transporter activity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enzyme regulator activity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carbohydrate binding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receptor regulator activity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emethylase activity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mide binding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mall molecule binding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signaling receptor activity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ion binding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protein-containing complex binding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ofactor binding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water binding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etal cluster binding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olecular adaptor activity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eptidoglycan muralytic activity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odified amino acid binding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organic cyclic compound binding</text:p>
              </table:table-cell>
              <table:table-cell office:value-type="float" office:value="41">
                <text:p>41</text:p>
              </table:table-cell>
              <table:table-cell office:value-type="float" office:value="46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42">
                <text:p>4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carbohydrate derivative binding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catalytic activity, acting on a protein</text:p>
              </table:table-cell>
              <table:table-cell office:value-type="float" office:value="58">
                <text:p>58</text:p>
              </table:table-cell>
              <table:table-cell office:value-type="float" office:value="68">
                <text:p>68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catalytic activity, acting on DNA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catalytic activity, acting on RNA</text:p>
              </table:table-cell>
              <table:table-cell office:value-type="float" office:value="46">
                <text:p>46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54">
                <text:p>5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nucleocytoplasmic carrier activity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neral transcription initiation factor activity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eterocyclic compound binding</text:p>
              </table:table-cell>
              <table:table-cell office:value-type="float" office:value="41">
                <text:p>41</text:p>
              </table:table-cell>
              <table:table-cell office:value-type="float" office:value="46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42">
                <text:p>4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fatty acid derivative binding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ulfur compound binding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